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loext:decorative="false" draw:fill-color="#ffffff" draw:auto-grow-height="true" draw:auto-grow-width="true" fo:min-height="3.507cm" fo:min-width="23.912cm"/>
    </style:style>
    <style:style style:name="pr2" style:family="presentation" style:parent-style-name="lyt-cool-outline1">
      <style:graphic-properties loext:decorative="false" draw:fill-color="#ffffff" draw:auto-grow-height="true" draw:auto-grow-width="true" fo:min-height="13.23cm" fo:min-width="23.912cm"/>
    </style:style>
    <style:style style:name="pr3" style:family="presentation" style:parent-style-name="lyt-cool-notes">
      <style:graphic-properties loext:decorative="false" draw:fill-color="#ffffff" draw:auto-grow-height="true" fo:min-height="11.41cm"/>
    </style:style>
    <style:style style:name="pr4" style:family="presentation" style:parent-style-name="lyt-cool-title">
      <style:graphic-properties loext:decorative="false" fo:min-height="3.507cm"/>
    </style:style>
    <style:style style:name="pr5" style:family="presentation" style:parent-style-name="lyt-cool-outline1">
      <style:graphic-properties loext:decorative="false" fo:min-height="15.371cm"/>
    </style:style>
    <style:style style:name="pr6" style:family="presentation" style:parent-style-name="lyt-cool-notes">
      <style:graphic-properties loext:decorative="false" draw:fill-color="#ffffff" fo:min-height="11.41cm"/>
    </style:style>
    <style:style style:name="pr7" style:family="presentation" style:parent-style-name="lyt-cool-outline1">
      <style:graphic-properties loext:decorative="false" fo:min-height="13.23cm"/>
    </style:style>
    <style:style style:name="pr8" style:family="presentation" style:parent-style-name="lyt-cool-outline1">
      <style:graphic-properties loext:decorative="false" fo:min-height="12.297cm"/>
    </style:style>
    <style:style style:name="pr9" style:family="presentation" style:parent-style-name="lyt-cool-outline1">
      <style:graphic-properties loext:decorative="false" fo:min-height="10.129cm"/>
    </style:style>
    <style:style style:name="pr10" style:family="presentation" style:parent-style-name="lyt-cool-outline1">
      <style:graphic-properties loext:decorative="false" fo:min-height="13.927cm"/>
    </style:style>
    <style:style style:name="pr11" style:family="presentation" style:parent-style-name="lyt-cool-outline1">
      <style:graphic-properties loext:decorative="false" fo:min-height="9.433cm"/>
    </style:style>
    <style:style style:name="pr12" style:family="presentation" style:parent-style-name="lyt-cool-title">
      <style:graphic-properties fo:min-height="3.507cm"/>
    </style:style>
    <style:style style:name="pr13" style:family="presentation" style:parent-style-name="lyt-cool-outline1">
      <style:graphic-properties fo:min-height="9.433cm"/>
    </style:style>
    <style:style style:name="pr14" style:family="presentation" style:parent-style-name="lyt-cool-notes">
      <style:graphic-properties draw:fill-color="#ffffff" fo:min-height="11.41cm"/>
    </style:style>
    <style:style style:name="pr15" style:family="presentation" style:parent-style-name="lyt-cool-outline1">
      <style:graphic-properties loext:decorative="false" fo:min-height="10.7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1.2cm" fo:margin-right="0cm" fo:text-indent="-0.9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- TBD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text-style-name="P3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text-style-name="P3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2D UI game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text-style-name="P3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9" draw:text-style-name="P3" draw:layer="layout" svg:width="23.912cm" svg:height="10.129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10" draw:text-style-name="P3" draw:layer="layout" svg:width="23.912cm" svg:height="13.927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Update board with new information - updated as the game goes on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1" draw:text-style-name="P3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12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3" draw:layer="layout" svg:width="23.912cm" svg:height="9.433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4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5" draw:text-style-name="P3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1" draw:text-style-name="P3" draw:layer="layout" svg:width="23.912cm" svg:height="9.433cm" svg:x="2.058cm" svg:y="5.838cm" presentation:class="outline">
          <draw:text-box>
            <text:list text:style-name="L2">
              <text:list-header>
                <text:p>Can of tea, bottle of gin, box of jaffas, red-matter bomb box, bee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loext:decorative="false"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loext:decorative="false"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1" draw:layer="backgroundobjects" svg:width="0.505cm" svg:height="2.552cm" svg:x="0cm" svg:y="0cm">
        <text:p/>
      </draw:rect>
      <draw:rect presentation:style-name="Mpr2" draw:text-style-name="MP1" draw:layer="backgroundobjects" svg:width="0.505cm" svg:height="2.552cm" svg:x="0cm" svg:y="6.615cm">
        <text:p/>
      </draw:rect>
      <draw:rect presentation:style-name="Mpr2" draw:text-style-name="MP1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42</meta:editing-cycles>
    <meta:editing-duration>PT8H11M2S</meta:editing-duration>
    <meta:initial-creator>Dominik </meta:initial-creator>
    <dc:date>2024-12-05T18:22:21.41</dc:date>
    <dc:creator>Dominik 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